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1230f4" officeooo:paragraph-rsid="001230f4"/>
    </style:style>
    <style:style style:name="P2" style:family="paragraph" style:parent-style-name="Standard">
      <style:text-properties officeooo:rsid="001230f4" officeooo:paragraph-rsid="0014404f"/>
    </style:style>
    <style:style style:name="P3" style:family="paragraph" style:parent-style-name="Standard">
      <style:text-properties officeooo:rsid="0012a0e7" officeooo:paragraph-rsid="0012a0e7"/>
    </style:style>
    <style:style style:name="P4" style:family="paragraph" style:parent-style-name="Standard">
      <style:text-properties officeooo:rsid="0012a0e7" officeooo:paragraph-rsid="0014404f"/>
    </style:style>
    <style:style style:name="P5" style:family="paragraph" style:parent-style-name="Standard">
      <style:text-properties officeooo:rsid="0014404f" officeooo:paragraph-rsid="0014404f"/>
    </style:style>
    <style:style style:name="P6" style:family="paragraph" style:parent-style-name="Standard">
      <style:text-properties fo:font-weight="bold" officeooo:rsid="001230f4" officeooo:paragraph-rsid="001230f4" style:font-weight-asian="bold" style:font-weight-complex="bold"/>
    </style:style>
    <style:style style:name="P7" style:family="paragraph" style:parent-style-name="Standard">
      <style:text-properties style:text-position="0% 100%" fo:font-weight="bold" officeooo:rsid="0014bf61" officeooo:paragraph-rsid="0014bf61" style:font-weight-asian="bold" style:font-weight-complex="bold"/>
    </style:style>
    <style:style style:name="P8" style:family="paragraph" style:parent-style-name="Standard">
      <style:text-properties officeooo:paragraph-rsid="0012a0e7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230f4" officeooo:paragraph-rsid="001230f4" style:font-weight-asian="bold" style:font-weight-complex="bold"/>
    </style:style>
    <style:style style:name="P10" style:family="paragraph" style:parent-style-name="Standard">
      <style:text-properties style:text-position="0% 100%" officeooo:rsid="0012a0e7" officeooo:paragraph-rsid="0012a0e7"/>
    </style:style>
    <style:style style:name="P11" style:family="paragraph" style:parent-style-name="Standard">
      <style:text-properties style:text-position="0% 100%" fo:font-weight="bold" officeooo:rsid="0012a0e7" officeooo:paragraph-rsid="0012a0e7" style:font-weight-asian="bold" style:font-weight-complex="bold"/>
    </style:style>
    <style:style style:name="P12" style:family="paragraph" style:parent-style-name="Standard">
      <style:text-properties style:text-position="0% 100%" fo:font-weight="bold" officeooo:rsid="0017fdf6" officeooo:paragraph-rsid="0017fdf6" style:font-weight-asian="bold" style:font-weight-complex="bold"/>
    </style:style>
    <style:style style:name="P13" style:family="paragraph" style:parent-style-name="Standard">
      <style:text-properties style:text-position="0% 100%" fo:font-weight="normal" officeooo:rsid="0017fdf6" officeooo:paragraph-rsid="0017fdf6" style:font-weight-asian="normal" style:font-weight-complex="normal"/>
    </style:style>
    <style:style style:name="P14" style:family="paragraph" style:parent-style-name="Standard">
      <style:text-properties style:text-position="sub 58%" officeooo:rsid="0014404f" officeooo:paragraph-rsid="0014404f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1230f4" officeooo:paragraph-rsid="001230f4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019ee41" officeooo:paragraph-rsid="0019ee41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230f4"/>
    </style:style>
    <style:style style:name="T3" style:family="text">
      <style:text-properties style:text-position="super 58%" officeooo:rsid="0014404f"/>
    </style:style>
    <style:style style:name="T4" style:family="text">
      <style:text-properties style:text-position="super 58%" officeooo:rsid="0012a0e7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12a0e7"/>
    </style:style>
    <style:style style:name="T7" style:family="text">
      <style:text-properties style:text-position="0% 100%" officeooo:rsid="0014404f"/>
    </style:style>
    <style:style style:name="T8" style:family="text">
      <style:text-properties style:text-position="0% 100%" officeooo:rsid="001230f4"/>
    </style:style>
    <style:style style:name="T9" style:family="text">
      <style:text-properties style:text-position="0% 100%" officeooo:rsid="0014bf61"/>
    </style:style>
    <style:style style:name="T10" style:family="text">
      <style:text-properties style:text-position="sub 58%"/>
    </style:style>
    <style:style style:name="T11" style:family="text">
      <style:text-properties style:text-position="sub 58%" officeooo:rsid="0014404f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9">Cryptographie</text:p>
            <text:p text:style-name="P9">TD8 – Diffie-Hellman</text:p>
            <text:p text:style-name="P16">Nawfal MALKI, STI 4A TD2</text:p>
          </table:table-cell>
        </table:table-row>
      </table:table>
      <text:p text:style-name="Standard"/>
      <text:p text:style-name="P6">1.</text:p>
      <text:p text:style-name="P1">A = g<text:span text:style-name="T1">a</text:span><text:span text:style-name="T5"> [p] = 3</text:span><text:span text:style-name="T1">6</text:span><text:span text:style-name="T5"> [23] = 16</text:span></text:p>
      <text:p text:style-name="P1"><text:span text:style-name="T5">B = g</text:span><text:span text:style-name="T1">b</text:span><text:span text:style-name="T5"> [p] = 3</text:span><text:span text:style-name="T1">15</text:span><text:span text:style-name="T5"> [23] </text:span><text:span text:style-name="T6">= 12</text:span></text:p>
      <text:p text:style-name="P3"><text:span text:style-name="T5">K = A</text:span><text:span text:style-name="T1">b</text:span><text:span text:style-name="T5"> [p] = 16</text:span><text:span text:style-name="T1">15</text:span><text:span text:style-name="T5"> [23] = 9</text:span></text:p>
      <text:p text:style-name="P8"><text:span text:style-name="T6">K = B</text:span><text:span text:style-name="T4">a</text:span><text:span text:style-name="T6"> [p] = 12</text:span><text:span text:style-name="T4">6</text:span><text:span text:style-name="T6"> [23] = </text:span><text:span text:style-name="T9">9</text:span></text:p>
      <text:p text:style-name="P10"/>
      <text:p text:style-name="P11">2.</text:p>
      <text:p text:style-name="P2"><text:span text:style-name="T5">A = g</text:span><text:span text:style-name="T1">a</text:span><text:span text:style-name="T5"> [p]</text:span></text:p>
      <text:p text:style-name="P4"><text:span text:style-name="T5">K</text:span><text:span text:style-name="T11">b</text:span><text:span text:style-name="T5"> = A</text:span><text:span text:style-name="T1">b</text:span><text:span text:style-name="T5"> [p] </text:span><text:span text:style-name="T7">= (</text:span><text:span text:style-name="T8">g</text:span><text:span text:style-name="T2">a</text:span><text:span text:style-name="T7">)</text:span><text:span text:style-name="T3">b</text:span><text:span text:style-name="T8"> [p] </text:span><text:span text:style-name="T7">= <text:s/></text:span><text:span text:style-name="T8">g</text:span><text:span text:style-name="T2">a</text:span><text:span text:style-name="T3">b </text:span><text:span text:style-name="T8"><text:s/>[p]</text:span></text:p>
      <text:p text:style-name="P4"><text:span text:style-name="T8">K</text:span><text:span text:style-name="T11">a</text:span><text:span text:style-name="T8"> = B</text:span><text:span text:style-name="T2">a</text:span><text:span text:style-name="T8"> [p] = </text:span><text:span text:style-name="T7">(</text:span><text:span text:style-name="T8">g</text:span><text:span text:style-name="T3">b</text:span><text:span text:style-name="T7">)</text:span><text:span text:style-name="T3">a</text:span><text:span text:style-name="T8"> [p] </text:span><text:span text:style-name="T7">= <text:s/></text:span><text:span text:style-name="T8">g</text:span><text:span text:style-name="T3">ba </text:span><text:span text:style-name="T8"><text:s/>[p]</text:span></text:p>
      <text:p text:style-name="P5"><text:span text:style-name="T8">d</text:span><text:span text:style-name="T5">onc K</text:span><text:span text:style-name="T10">a </text:span><text:span text:style-name="T5">= K</text:span><text:span text:style-name="T10">b</text:span></text:p>
      <text:p text:style-name="P14"/>
      <text:p text:style-name="P7">3.</text:p>
      <text:p text:style-name="P13">Un attaquant C peut s’interposer entre Alice et Bob en utilisant la clé K1 pour interagir avec Alice et la clé K2 pour interagir avec Bob. </text:p>
      <text:p text:style-name="P13"/>
      <text:p text:style-name="P12">4.</text:p>
      <text:p text:style-name="P12"><text:span text:style-name="T12">Un algorithme d’authentification est nécessaire afin de vérifier l’identité des deux personnes avant de commencer à échanger des données.</text:span></text:p>
      <text:p text:style-name="P12"><text:span text:style-name="T12"/></text:p>
      <text:p text:style-name="P12">5.</text:p>
      <text:p text:style-name="P12"><text:span text:style-name="T12">Le protocole Diffie-Hellman est utilisé dans le protocole SS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6:04:10.884933178</meta:creation-date>
    <dc:date>2020-11-05T22:56:04.664012985</dc:date>
    <meta:editing-duration>PT4H29M26S</meta:editing-duration>
    <meta:editing-cycles>4</meta:editing-cycles>
    <meta:generator>LibreOffice/6.4.6.2$Linux_X86_64 LibreOffice_project/40$Build-2</meta:generator>
    <meta:document-statistic meta:table-count="1" meta:image-count="0" meta:object-count="0" meta:page-count="1" meta:paragraph-count="19" meta:word-count="131" meta:character-count="599" meta:non-whitespace-character-count="481"/>
  </office:meta>
</office:document-meta>
</file>